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IRZar" svg:font-family="IRZ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rl-tb"/>
      <style:text-properties style:font-name="IRZar" fo:font-size="14pt" fo:font-weight="bold" officeooo:rsid="0018b47e" officeooo:paragraph-rsid="0018b47e" style:font-size-asian="14pt" style:font-weight-asian="bold" style:font-name-complex="IRZar" style:font-size-complex="14pt" style:font-weight-complex="bold"/>
    </style:style>
    <style:style style:name="P2" style:family="paragraph" style:parent-style-name="Standard">
      <style:paragraph-properties fo:text-align="end" style:justify-single-word="false" style:writing-mode="rl-tb"/>
      <style:text-properties style:font-name="IRZar" fo:font-size="14pt" fo:font-weight="normal" officeooo:rsid="0018b47e" officeooo:paragraph-rsid="0018b47e" style:font-size-asian="14pt" style:font-weight-asian="normal" style:font-name-complex="IRZar" style:font-size-complex="14pt" style:font-weight-complex="normal"/>
    </style:style>
    <style:style style:name="T1" style:family="text">
      <style:text-properties officeooo:rsid="001971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باسمه تعالی</text:p>
      <text:p text:style-name="P2">دو برنامه امسال باید پیگیری شود. </text:p>
      <text:p text:style-name="P2">۱ – شرکت دانش‌آموزان در رویدادهای مختلف. برنامه شرکت دانش‌آموزان در رویدادهای مختلف از ابتدا دیده شود.</text:p>
      <text:p text:style-name="P2">۲ – وب‌سایت مدرسه. (شاید به سمت مدرسه پژوهشی برویم)</text:p>
      <text:p text:style-name="P2">۳ – پژوهش‌گران جوان سمپاد ( فعلاً از مدرسه شروع می‌کنیم.)</text:p>
      <text:p text:style-name="P2">۴ – فعالیت گروه‌های دانشجویی</text:p>
      <text:p text:style-name="P2">۵ – مشاهده – خروجی – پارک - <text:span text:style-name="T1">وب‌سایت</text:span></text:p>
      <text:p text:style-name="P2">- استفاده از برزکار در گروه الکترونیک</text:p>
      <text:p text:style-name="P2">- <text:span text:style-name="T1">جلسه اوصیا – غفاری</text:span></text:p>
      <text:p text:style-name="P2">- <text:span text:style-name="T1">پروژه‌های یازدهم</text:span></text:p>
      <text:p text:style-name="P2">- <text:span text:style-name="T1">تلگرام یا بله؟؟ لیمو؟؟؟؟؟ گیت‌هاب و ایمیل؟؟</text:span></text:p>
      <text:p text:style-name="P2">- <text:span text:style-name="T1">وب‌سایت پژوهشی مدرسه؟؟؟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IRZar" svg:font-family="IRZ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2T04:40:56.345466232</meta:creation-date>
    <dc:date>2024-06-22T09:39:49.645004675</dc:date>
    <meta:editing-duration>PT4H38M3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2" meta:word-count="79" meta:character-count="451" meta:non-whitespace-character-count="375"/>
  </office:meta>
</office:document-meta>
</file>